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[run number]</text:p>
          </table:table-cell>
          <table:table-cell office:value-type="string">
            <text:p>InjectionFrequency</text:p>
          </table:table-cell>
          <table:table-cell office:value-type="string">
            <text:p>speed</text:p>
          </table:table-cell>
          <table:table-cell office:value-type="string">
            <text:p>NumberMetros</text:p>
          </table:table-cell>
          <table:table-cell office:value-type="string">
            <text:p>waitingTimeAtStation</text:p>
          </table:table-cell>
          <table:table-cell office:value-type="string">
            <text:p>retardTotal</text:p>
          </table:table-cell>
          <table:table-cell office:value-type="string">
            <text:p>conflicts</text:p>
          </table:table-cell>
        </table:table-row>
        <table:table-row table:style-name="ro2">
          <table:table-cell office:value-type="float" office:value="20407">
            <text:p>20407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408">
            <text:p>20408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409">
            <text:p>20409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438">
            <text:p>20438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439">
            <text:p>20439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469">
            <text:p>20469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654">
            <text:p>20654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655">
            <text:p>20655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656">
            <text:p>20656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657">
            <text:p>20657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658">
            <text:p>20658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686">
            <text:p>20686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687">
            <text:p>20687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688">
            <text:p>20688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717">
            <text:p>20717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718">
            <text:p>20718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59">
            <text:p>20659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160">
            <text:p>20160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70">
            <text:p>20470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719">
            <text:p>20719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10">
            <text:p>20410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40">
            <text:p>20440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89">
            <text:p>20689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191">
            <text:p>20191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06">
            <text:p>20406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159">
            <text:p>20159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161">
            <text:p>20161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37">
            <text:p>20437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53">
            <text:p>20653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85">
            <text:p>20685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190">
            <text:p>20190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05">
            <text:p>20405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60">
            <text:p>20660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158">
            <text:p>20158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221">
            <text:p>20221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51">
            <text:p>14451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11">
            <text:p>20411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66">
            <text:p>20666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25">
            <text:p>12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68">
            <text:p>20468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189">
            <text:p>20189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157">
            <text:p>20157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71">
            <text:p>20471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65">
            <text:p>20665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82">
            <text:p>14482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162">
            <text:p>20162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50">
            <text:p>14450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52">
            <text:p>14452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70">
            <text:p>20670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220">
            <text:p>20220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69">
            <text:p>20669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90">
            <text:p>20690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97">
            <text:p>20697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20">
            <text:p>20420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41">
            <text:p>20441</text:p>
          </table:table-cell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Tabelle1.A2:Tabelle1.G55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2.05.2014</text:date>, <text:time>15:14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ta Roth</meta:initial-creator>
    <meta:creation-date>2014-05-02T14:18:06.25</meta:creation-date>
    <meta:generator>OpenOffice/4.0.1$Win32 OpenOffice.org_project/401m5$Build-9714</meta:generator>
    <dc:date>2014-05-02T15:06:33.50</dc:date>
    <dc:creator>Anita Roth</dc:creator>
    <meta:editing-duration>PT41M11S</meta:editing-duration>
    <meta:editing-cycles>1</meta:editing-cycles>
    <meta:document-statistic meta:table-count="3" meta:cell-count="383" meta:object-count="0"/>
  </office:meta>
</office:document-meta>
</file>